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ca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Diari de Menorca — Edició Comarcal</text:span></text:span></text:p>
      <text:p text:style-name="Standard"><text:span text:style-name="Strong_20_Emphasis"><text:span text:style-name="T1"/></text:span></text:p>
      <text:h text:style-name="Heading_20_3" text:outline-level="3"><text:span text:style-name="Strong_20_Emphasis"><text:span text:style-name="T1">El nou port esportiu de Maó entra en la seva fase final</text:span></text:span></text:h>
      <text:p text:style-name="Text_20_body"><text:span text:style-name="Strong_20_Emphasis"><text:span text:style-name="T1">Maó.</text:span></text:span><text:span text:style-name="T1"> Les obres del nou port esportiu de Maó avancen segons el calendari previst. Segons fonts municipals, la fase final inclourà la construcció dels nous pantalans, una zona d’aparcament i un petit espai comercial destinat a empreses nàutiques locals.<text:line-break/>Els treballs, que es varen iniciar fa més d’un any, han generat una gran expectació entre els veïns del port i els membres del Club Marítim de Maó. L’Ajuntament preveu que el port pugui estar operatiu abans de l’inici de la temporada turística de l’any vinent.</text:span></text:p>
      <text:p text:style-name="P1">Els responsables de l’obra destaquen que el projecte ha estat pensat per respectar al màxim l’entorn natural i reduir l’impacte mediambiental. Per això s’han utilitzat materials sostenibles i sistemes d’il·luminació de baix consum.</text:p>
      <text:h text:style-name="Heading_20_3" text:outline-level="3"><text:span text:style-name="Strong_20_Emphasis"><text:span text:style-name="T1">El Consell presenta un nou pla de mobilitat sostenible</text:span></text:span></text:h>
      <text:p text:style-name="Text_20_body"><text:span text:style-name="Strong_20_Emphasis"><text:span text:style-name="T1">Es Mercadal.</text:span></text:span><text:span text:style-name="T1"> El Consell Insular de Menorca ha anunciat aquesta setmana un </text:span><text:span text:style-name="Strong_20_Emphasis"><text:span text:style-name="T1">pla de mobilitat sostenible</text:span></text:span><text:span text:style-name="T1"> amb l’objectiu de reduir l’ús del vehicle privat i potenciar el transport públic i la bicicleta.<text:line-break/>El pla inclou la creació de nous carrils bici entre els principals nuclis urbans, la millora del servei d’autobús interurbà i incentius per a empreses que fomentin el transport compartit.</text:span></text:p>
      <text:p text:style-name="P1">Segons la consellera de Medi Ambient, “Menorca pot convertir-se en una illa referent en mobilitat sostenible dins les Balears si tots hi col·laboram”. El projecte compta amb un pressupost inicial de 2,3 milions d’euros i s’executarà en tres fases entre 2026 i 2028.</text:p>
      <text:p text:style-name="Standard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9:22:24.719366356</meta:creation-date>
    <dc:date>2025-11-04T09:23:35.162060825</dc:date>
    <meta:editing-duration>PT1M13S</meta:editing-duration>
    <meta:editing-cycles>1</meta:editing-cycles>
    <meta:document-statistic meta:table-count="0" meta:image-count="0" meta:object-count="0" meta:page-count="1" meta:paragraph-count="7" meta:word-count="249" meta:character-count="1537" meta:non-whitespace-character-count="1294"/>
    <meta:generator>LibreOffice/24.2.7.2$Linux_X86_64 LibreOffice_project/420$Build-2</meta:generator>
  </office:meta>
</office:document-meta>
</file>